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4.34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table:number-columns-repeated="2" office:value-type="float" office:value="507" calcext:value-type="float">
            <text:p>507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st Nam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B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adhar Numb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sent Address Line 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73" calcext:value-type="float">
            <text:p>137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82" calcext:value-type="float">
            <text:p>218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sent Address Line 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udents Mobile Numb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nder_Male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nder_Female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nder_Othe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_of_Brothers_sisters_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684" calcext:value-type="float">
            <text:p>168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_of_Brothers_sisters_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822" calcext:value-type="float">
            <text:p>1822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_of_Brothers_sisters_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_of_Brothers_sisters_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_of_Brothers_sisters_4+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Hindu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Muslim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Christian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Sikh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Parsi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Jai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Othe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gion_Others_TextBo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tegory_Gener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tegory_SC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tegory_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tegory_OB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tegory_Othe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tegory_Others_TextBo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SingleParent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Orphan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CriticalDise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NotApplicabl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box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_Cases_DifferentlyAbled_Percentage_of_disability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64" calcext:value-type="float">
            <text:p>2064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81" calcext:value-type="float">
            <text:p>2181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37" calcext:value-type="float">
            <text:p>2237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lent_Areas_Sing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lent_Areas_Danc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lent_Areas_Poetry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lent_Areas_Musi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lent_Areas_Theat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lent_Areas_EssayWri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wards_Sport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wards_Pain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wards_Sculptu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wards_Othe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wards_Others_TextBo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877" calcext:value-type="float">
            <text:p>1877</text:p>
          </table:table-cell>
          <table:table-cell office:value-type="float" office:value="1860" calcext:value-type="float">
            <text:p>18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1:03:02.317000000</meta:creation-date>
    <dc:date>2019-07-09T12:15:29.358000000</dc:date>
    <meta:editing-duration>PT4M27S</meta:editing-duration>
    <meta:editing-cycles>2</meta:editing-cycles>
    <meta:generator>LibreOffice/6.2.4.2$Windows_X86_64 LibreOffice_project/2412653d852ce75f65fbfa83fb7e7b669a126d64</meta:generator>
    <meta:document-statistic meta:table-count="1" meta:cell-count="786" meta:object-count="0"/>
  </office:meta>
</office:document-meta>
</file>